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89f2"/>
    </style:style>
    <style:style style:name="P2" style:family="paragraph" style:parent-style-name="Standard">
      <style:text-properties officeooo:rsid="001a89f2" officeooo:paragraph-rsid="001a89f2"/>
    </style:style>
    <style:style style:name="P3" style:family="paragraph" style:parent-style-name="Standard">
      <style:text-properties officeooo:rsid="001c5c34" officeooo:paragraph-rsid="001c5c34"/>
    </style:style>
    <style:style style:name="P4" style:family="paragraph" style:parent-style-name="Standard">
      <style:text-properties officeooo:rsid="001c5c34" officeooo:paragraph-rsid="0023e03f"/>
    </style:style>
    <style:style style:name="P5" style:family="paragraph" style:parent-style-name="Standard">
      <style:text-properties officeooo:rsid="001c5c34" officeooo:paragraph-rsid="002578d0"/>
    </style:style>
    <style:style style:name="P6" style:family="paragraph" style:parent-style-name="Standard">
      <style:text-properties officeooo:rsid="001c5c34" officeooo:paragraph-rsid="0028167a"/>
    </style:style>
    <style:style style:name="P7" style:family="paragraph" style:parent-style-name="Standard">
      <style:text-properties officeooo:paragraph-rsid="001def8d"/>
    </style:style>
    <style:style style:name="P8" style:family="paragraph" style:parent-style-name="Standard">
      <style:text-properties officeooo:rsid="001eccc1" officeooo:paragraph-rsid="0023e03f"/>
    </style:style>
    <style:style style:name="P9" style:family="paragraph" style:parent-style-name="Standard">
      <style:text-properties officeooo:rsid="001f2c48" officeooo:paragraph-rsid="0023e03f"/>
    </style:style>
    <style:style style:name="P10" style:family="paragraph" style:parent-style-name="Standard">
      <style:text-properties officeooo:rsid="0020ec5b" officeooo:paragraph-rsid="0023e03f"/>
    </style:style>
    <style:style style:name="P11" style:family="paragraph" style:parent-style-name="Standard">
      <style:text-properties officeooo:rsid="0021d4c1" officeooo:paragraph-rsid="0021d4c1"/>
    </style:style>
    <style:style style:name="P12" style:family="paragraph" style:parent-style-name="Standard">
      <style:text-properties officeooo:rsid="0021d4c1" officeooo:paragraph-rsid="0023e03f"/>
    </style:style>
    <style:style style:name="P13" style:family="paragraph" style:parent-style-name="Standard">
      <style:text-properties officeooo:rsid="0021d4c1" officeooo:paragraph-rsid="00272b54"/>
    </style:style>
    <style:style style:name="P14" style:family="paragraph" style:parent-style-name="Standard">
      <style:text-properties officeooo:rsid="0021fffa" officeooo:paragraph-rsid="00258695"/>
    </style:style>
    <style:style style:name="P15" style:family="paragraph" style:parent-style-name="Standard">
      <style:text-properties officeooo:rsid="0021fffa" officeooo:paragraph-rsid="00272b54"/>
    </style:style>
    <style:style style:name="P16" style:family="paragraph" style:parent-style-name="Standard">
      <style:text-properties officeooo:paragraph-rsid="0021fffa"/>
    </style:style>
    <style:style style:name="P17" style:family="paragraph" style:parent-style-name="Standard">
      <style:text-properties officeooo:rsid="0023e03f" officeooo:paragraph-rsid="0023e03f"/>
    </style:style>
    <style:style style:name="P18" style:family="paragraph" style:parent-style-name="Standard">
      <style:text-properties officeooo:rsid="00258695" officeooo:paragraph-rsid="00258695"/>
    </style:style>
    <style:style style:name="P19" style:family="paragraph" style:parent-style-name="Standard">
      <style:text-properties officeooo:paragraph-rsid="00258695"/>
    </style:style>
    <style:style style:name="T1" style:family="text">
      <style:text-properties officeooo:rsid="001a89f2"/>
    </style:style>
    <style:style style:name="T2" style:family="text">
      <style:text-properties officeooo:rsid="001eccc1"/>
    </style:style>
    <style:style style:name="T3" style:family="text">
      <style:text-properties officeooo:rsid="0021d4c1"/>
    </style:style>
    <style:style style:name="T4" style:family="text">
      <style:text-properties officeooo:rsid="0021fffa"/>
    </style:style>
    <style:style style:name="T5" style:family="text">
      <style:text-properties officeooo:rsid="0023e03f"/>
    </style:style>
    <style:style style:name="T6" style:family="text">
      <style:text-properties officeooo:rsid="002578d0"/>
    </style:style>
    <style:style style:name="T7" style:family="text">
      <style:text-properties officeooo:rsid="00258695"/>
    </style:style>
    <style:style style:name="T8" style:family="text">
      <style:text-properties fo:font-style="italic" officeooo:rsid="0023e03f" style:font-style-asian="italic" style:font-style-complex="italic"/>
    </style:style>
    <style:style style:name="T9" style:family="text">
      <style:text-properties fo:font-style="italic" officeooo:rsid="00258695" style:font-style-asian="italic" style:font-style-complex="italic"/>
    </style:style>
    <style:style style:name="T10" style:family="text">
      <style:text-properties fo:font-style="italic" officeooo:rsid="002578d0" style:font-style-asian="italic" style:font-style-complex="italic"/>
    </style:style>
    <style:style style:name="T11" style:family="text">
      <style:text-properties fo:font-style="italic" officeooo:rsid="00272b54" style:font-style-asian="italic" style:font-style-complex="italic"/>
    </style:style>
    <style:style style:name="T12" style:family="text">
      <style:text-properties officeooo:rsid="00272b54"/>
    </style:style>
    <style:style style:name="T13" style:family="text">
      <style:text-properties officeooo:rsid="00281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9"><text:span text:style-name="T1">Use Case Name : sistem güncellenmesi</text:span></text:p>
      <text:p text:style-name="P1"/>
      <text:p text:style-name="P1"><text:span text:style-name="T1">Scope : ROSys systemi</text:span></text:p>
      <text:p text:style-name="P1"><text:span text:style-name="T1">Level : <text:s/>- </text:span></text:p>
      <text:p text:style-name="P16"><text:span text:style-name="T1">Primary Actor : Sistem güncellenmesi</text:span></text:p>
      <text:p text:style-name="P7"><text:span text:style-name="T1"><text:s/></text:span></text:p>
      <text:p text:style-name="P2">Stakeholders and Interests : </text:p>
      <text:p text:style-name="P2"><text:s text:c="2"/><text:span text:style-name="T4">- sistem guncellenmesi yapar</text:span></text:p>
      <text:p text:style-name="P2"><text:s text:c="2"/><text:span text:style-name="T4">- sistemi yedekleme yapar</text:span></text:p>
      <text:p text:style-name="P2"/>
      <text:p text:style-name="P4">Precondtitions : <text:span text:style-name="T5">Sistem Yöneticisi tanımlanır ve kimliği doğrulanır</text:span></text:p>
      <text:p text:style-name="P4">Postconditions : <text:s text:c="2"/><text:span text:style-name="T5">Sistem güncellendi ve yapılandırmalar düzgün yapıldı.</text:span></text:p>
      <text:p text:style-name="P17"><text:s text:c="28"/>Verimli hizmet vermeye hazırdır.</text:p>
      <text:p text:style-name="P3"/>
      <text:p text:style-name="P3">Main Succes Scenario :</text:p>
      <text:p text:style-name="P3"><text:s text:c="6"/></text:p>
      <text:p text:style-name="P8">1. <text:span text:style-name="T5">Sistem Yöneticisi sistem kontrol odasına ulaşır.</text:span></text:p>
      <text:p text:style-name="P8">2. <text:span text:style-name="T5">Sistem Yöneticisi sisteme erişir.</text:span></text:p>
      <text:p text:style-name="P8">3. <text:span text:style-name="T5">Sistem Yöneticisi tanımlanır ve kimliği doğrulanır.</text:span></text:p>
      <text:p text:style-name="P8">4. <text:span text:style-name="T5">Sistem Yöneticisi gerekli değişiklikleri yapar ve sistemi yapılandırır.</text:span></text:p>
      <text:p text:style-name="P9">5. <text:span text:style-name="T5">Sistem Yöneticisi sistemi güncelleştirir.</text:span></text:p>
      <text:p text:style-name="P12">6. <text:span text:style-name="T5">Sistem Yöneticisi değişiklikleri kaydeder</text:span></text:p>
      <text:p text:style-name="P10"><text:span text:style-name="T3">7</text:span>. <text:span text:style-name="T5">Sistem Yöneticisi oturumu kapatır.</text:span></text:p>
      <text:p text:style-name="P3"><text:s text:c="3"/></text:p>
      <text:p text:style-name="P3">Extensions (or Alternative Flows) : <text:s/></text:p>
      <text:p text:style-name="P3"/>
      <text:p text:style-name="P18">Sistem hatası olduğunda , k<text:span text:style-name="T6">urtarmayı </text:span>iyileşmeyi ve doğru muhasebeyi desteklemek için, senaryonun herhangi bir adımından tüm işlem hassas durumunun ve olayların geri kazanılabilmektedir .</text:p>
      <text:p text:style-name="P11"/>
      <text:p text:style-name="P13">1. <text:s/><text:span text:style-name="T5">Sistem Yöneticisi sisteme <text:s/>giriş yapt</text:span><text:span text:style-name="T10">ı</text:span><text:span text:style-name="T11">ktan sonra, sistem </text:span><text:span text:style-name="T8">güncelle</text:span><text:span text:style-name="T11">di</text:span><text:span text:style-name="T9">ğ</text:span><text:span text:style-name="T11">i zaman </text:span><text:span text:style-name="T8">,</text:span><text:span text:style-name="T9"> sistem hatas</text:span><text:span text:style-name="T10">ı</text:span><text:span text:style-name="T9"> olur .</text:span><text:span text:style-name="T5"> </text:span></text:p>
      <text:p text:style-name="P14">2. <text:s text:c="2"/><text:span text:style-name="T7">Sistem Yöneticisi sistemi yeniden başlatır, oturum açar ve önceki durumun kurtarılmasını ister.</text:span></text:p>
      <text:p text:style-name="P15">3. <text:s text:c="2"/><text:span text:style-name="T12">Sistem önceki durumu yeniden düzenler.</text:span></text:p>
      <text:p text:style-name="P15"><text:span text:style-name="T12">4. <text:s text:c="2"/>Sistem, iyileşmeyi önleyen anomalileri saptadı</text:span></text:p>
      <text:p text:style-name="P15">5. <text:s text:c="2"/><text:span text:style-name="T12">Sistem, yöneticiye hata bildirir, hatayı kaydeder ve temiz bir duruma girer .</text:span></text:p>
      <text:p text:style-name="P15"/>
      <text:p text:style-name="P3"/>
      <text:p text:style-name="P3">Special Requirements:</text:p>
      <text:p text:style-name="P6"><text:s text:c="2"/></text:p>
      <text:p text:style-name="P6"><text:span text:style-name="T13"><text:s/>- Görüntülenen metnin dil uluslararasılaştırması</text:span></text:p>
      <text:p text:style-name="P6"><text:span text:style-name="T13">- Envanter sistemi başarısız olduğu gibi uzaktan servislere eriştiğimizde, bir şekilde, sağlam bir kurtarma istiyoruz.</text:span></text:p>
      <text:p text:style-name="P3"/>
      <text:p text:style-name="P3"/>
      <text:p text:style-name="P5">Frequency of Occurrence : <text:span text:style-name="T6"><text:s/>Bu durum günlük olabilir</text:span></text:p>
      <text:p text:style-name="P3"/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3:42:34.318911460</meta:creation-date>
    <dc:date>2017-03-20T06:09:28.399215407</dc:date>
    <meta:editing-duration>PT10M17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35" meta:word-count="209" meta:character-count="1607" meta:non-whitespace-character-count="1360"/>
  </office:meta>
</office:document-meta>
</file>